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5.984cm" fo:margin-left="0.009cm" fo:margin-top="0cm" fo:margin-bottom="0cm" table:align="left" style:writing-mode="lr-tb"/>
    </style:style>
    <style:style style:name="Tabelle1.A" style:family="table-column">
      <style:table-column-properties style:column-width="3.993cm"/>
    </style:style>
    <style:style style:name="Tabelle1.B" style:family="table-column">
      <style:table-column-properties style:column-width="3.999cm"/>
    </style:style>
    <style:style style:name="Tabelle1.C" style:family="table-column">
      <style:table-column-properties style:column-width="2.663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2" style:family="table">
      <style:table-properties style:width="15.984cm" fo:margin-left="0.009cm" fo:margin-top="0cm" fo:margin-bottom="0cm" table:align="left" style:writing-mode="lr-tb"/>
    </style:style>
    <style:style style:name="Tabelle2.A" style:family="table-column">
      <style:table-column-properties style:column-width="3.993cm"/>
    </style:style>
    <style:style style:name="Tabelle2.B" style:family="table-column">
      <style:table-column-properties style:column-width="3.999cm"/>
    </style:style>
    <style:style style:name="Tabelle2.C" style:family="table-column">
      <style:table-column-properties style:column-width="2.663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3" style:family="table">
      <style:table-properties style:width="15.984cm" fo:margin-left="0.009cm" fo:margin-top="0cm" fo:margin-bottom="0cm" table:align="left" style:writing-mode="lr-tb"/>
    </style:style>
    <style:style style:name="Tabelle3.A" style:family="table-column">
      <style:table-column-properties style:column-width="3.993cm"/>
    </style:style>
    <style:style style:name="Tabelle3.B" style:family="table-column">
      <style:table-column-properties style:column-width="3.999cm"/>
    </style:style>
    <style:style style:name="Tabelle3.C" style:family="table-column">
      <style:table-column-properties style:column-width="2.663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4" style:family="table">
      <style:table-properties style:width="15.984cm" fo:margin-left="0.009cm" fo:margin-top="0cm" fo:margin-bottom="0cm" table:align="left" style:writing-mode="lr-tb"/>
    </style:style>
    <style:style style:name="Tabelle4.A" style:family="table-column">
      <style:table-column-properties style:column-width="3.993cm"/>
    </style:style>
    <style:style style:name="Tabelle4.B" style:family="table-column">
      <style:table-column-properties style:column-width="3.999cm"/>
    </style:style>
    <style:style style:name="Tabelle4.C" style:family="table-column">
      <style:table-column-properties style:column-width="2.66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5" style:family="table">
      <style:table-properties style:width="15.984cm" fo:margin-left="0.009cm" fo:margin-top="0cm" fo:margin-bottom="0cm" table:align="left" style:writing-mode="lr-tb"/>
    </style:style>
    <style:style style:name="Tabelle5.A" style:family="table-column">
      <style:table-column-properties style:column-width="3.993cm"/>
    </style:style>
    <style:style style:name="Tabelle5.B" style:family="table-column">
      <style:table-column-properties style:column-width="3.999cm"/>
    </style:style>
    <style:style style:name="Tabelle5.C" style:family="table-column">
      <style:table-column-properties style:column-width="2.663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6" style:family="table">
      <style:table-properties style:width="15.984cm" fo:margin-left="0.009cm" fo:margin-top="0cm" fo:margin-bottom="0cm" table:align="left" style:writing-mode="lr-tb"/>
    </style:style>
    <style:style style:name="Tabelle6.A" style:family="table-column">
      <style:table-column-properties style:column-width="3.993cm"/>
    </style:style>
    <style:style style:name="Tabelle6.B" style:family="table-column">
      <style:table-column-properties style:column-width="3.999cm"/>
    </style:style>
    <style:style style:name="Tabelle6.C" style:family="table-column">
      <style:table-column-properties style:column-width="2.663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7" style:family="table">
      <style:table-properties style:width="15.991cm" fo:margin-left="0.009cm" fo:margin-top="0cm" fo:margin-bottom="0cm" table:align="left" style:writing-mode="lr-tb"/>
    </style:style>
    <style:style style:name="Tabelle7.A" style:family="table-column">
      <style:table-column-properties style:column-width="3.993cm"/>
    </style:style>
    <style:style style:name="Tabelle7.B" style:family="table-column">
      <style:table-column-properties style:column-width="1.337cm"/>
    </style:style>
    <style:style style:name="Tabelle7.C" style:family="table-column">
      <style:table-column-properties style:column-width="2.66cm"/>
    </style:style>
    <style:style style:name="Tabelle7.D" style:family="table-column">
      <style:table-column-properties style:column-width="2.671cm"/>
    </style:style>
    <style:style style:name="Tabelle7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7.15" style:family="table-row">
      <style:table-row-properties style:keep-together="true" fo:keep-together="auto"/>
    </style:style>
    <style:style style:name="Tabelle8" style:family="table">
      <style:table-properties style:width="15.991cm" fo:margin-left="0.009cm" fo:margin-top="0cm" fo:margin-bottom="0cm" table:align="left" style:writing-mode="lr-tb"/>
    </style:style>
    <style:style style:name="Tabelle8.A" style:family="table-column">
      <style:table-column-properties style:column-width="3.993cm"/>
    </style:style>
    <style:style style:name="Tabelle8.B" style:family="table-column">
      <style:table-column-properties style:column-width="1.337cm"/>
    </style:style>
    <style:style style:name="Tabelle8.C" style:family="table-column">
      <style:table-column-properties style:column-width="2.66cm"/>
    </style:style>
    <style:style style:name="Tabelle8.D" style:family="table-column">
      <style:table-column-properties style:column-width="2.671cm"/>
    </style:style>
    <style:style style:name="Tabelle8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8.15" style:family="table-row">
      <style:table-row-properties style:keep-together="true" fo:keep-together="auto"/>
    </style:style>
    <style:style style:name="Tabelle9" style:family="table">
      <style:table-properties style:width="15.981cm" fo:margin-left="0.019cm" fo:margin-top="0cm" fo:margin-bottom="0cm" table:align="left" style:writing-mode="lr-tb"/>
    </style:style>
    <style:style style:name="Tabelle9.A" style:family="table-column">
      <style:table-column-properties style:column-width="5.489cm"/>
    </style:style>
    <style:style style:name="Tabelle9.B" style:family="table-column">
      <style:table-column-properties style:column-width="3.196cm"/>
    </style:style>
    <style:style style:name="Tabelle9.C" style:family="table-column">
      <style:table-column-properties style:column-width="1.969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10" style:family="table">
      <style:table-properties style:width="15.981cm" fo:margin-left="0.019cm" fo:margin-top="0cm" fo:margin-bottom="0cm" table:align="left" style:writing-mode="lr-tb"/>
    </style:style>
    <style:style style:name="Tabelle10.A" style:family="table-column">
      <style:table-column-properties style:column-width="5.489cm"/>
    </style:style>
    <style:style style:name="Tabelle10.B" style:family="table-column">
      <style:table-column-properties style:column-width="3.196cm"/>
    </style:style>
    <style:style style:name="Tabelle10.C" style:family="table-column">
      <style:table-column-properties style:column-width="1.969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11" style:family="table">
      <style:table-properties style:width="15.981cm" fo:margin-left="0.019cm" fo:margin-top="0cm" fo:margin-bottom="0cm" table:align="left" style:writing-mode="lr-tb"/>
    </style:style>
    <style:style style:name="Tabelle11.A" style:family="table-column">
      <style:table-column-properties style:column-width="5.489cm"/>
    </style:style>
    <style:style style:name="Tabelle11.B" style:family="table-column">
      <style:table-column-properties style:column-width="3.196cm"/>
    </style:style>
    <style:style style:name="Tabelle11.C" style:family="table-column">
      <style:table-column-properties style:column-width="1.969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Tabelle12" style:family="table">
      <style:table-properties style:width="15.981cm" fo:margin-left="0.019cm" fo:margin-top="0cm" fo:margin-bottom="0cm" table:align="left" style:writing-mode="lr-tb"/>
    </style:style>
    <style:style style:name="Tabelle12.A" style:family="table-column">
      <style:table-column-properties style:column-width="5.489cm"/>
    </style:style>
    <style:style style:name="Tabelle12.B" style:family="table-column">
      <style:table-column-properties style:column-width="3.196cm"/>
    </style:style>
    <style:style style:name="Tabelle12.C" style:family="table-column">
      <style:table-column-properties style:column-width="1.969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background-color="#ffffff" fo:padding-left="0.182cm" fo:padding-right="0.191cm" fo:padding-top="0cm" fo:padding-bottom="0cm" fo:border="0.018cm solid #bfbfbf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5.251cm"/>
        </style:tab-stops>
      </style:paragraph-properties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hyphenation-ladder-count="no-limit" fo:background-color="#ffffff" fo:keep-with-next="auto">
        <style:background-image/>
      </style:paragraph-properties>
      <style:text-properties fo:hyphenate="true" fo:hyphenation-remain-char-count="2" fo:hyphenation-push-char-count="2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7" style:family="paragraph" style:parent-style-name="Heading_20_1" style:list-style-name="">
      <style:paragraph-properties>
        <style:tab-stops>
          <style:tab-stop style:position="0cm"/>
        </style:tab-stops>
      </style:paragraph-properties>
    </style:style>
    <style:style style:name="P8" style:family="paragraph" style:parent-style-name="Header">
      <style:paragraph-properties fo:text-align="end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language="ru" fo:country="RU" style:font-name-asian="Times New Roman" style:language-asian="ru" style:country-asian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hrerunterlagen: <text:line-break/>Anwendungsfallbeschreibungen und Fehler-Szenarien</text:p>
      <text:list xml:id="list1155946074448682563" text:style-name="Outline">
        <text:list-item>
          <text:h text:style-name="P6" text:outline-level="1">Entwurf einreichen</text:h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2" office:value-type="string">
            <text:p text:style-name="P1">ID</text:p>
          </table:table-cell>
          <table:covered-table-cell/>
          <table:table-cell table:style-name="Tabelle1.A1" office:value-type="string">
            <text:p text:style-name="P1">A1000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1">Name</text:p>
          </table:table-cell>
          <table:covered-table-cell/>
          <table:table-cell table:style-name="Tabelle1.A1" office:value-type="string">
            <text:p text:style-name="P1">Entwurf einreichen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1">Teilsystem</text:p>
          </table:table-cell>
          <table:covered-table-cell/>
          <table:table-cell table:style-name="Tabelle1.A1" office:value-type="string">
            <text:p text:style-name="P1">Fahrerunterlagen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1">Initiierender Akteur</text:p>
          </table:table-cell>
          <table:covered-table-cell/>
          <table:table-cell table:style-name="Tabelle1.A1" office:value-type="string">
            <text:p text:style-name="P1">Fahrer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1">Weitere Akteure</text:p>
          </table:table-cell>
          <table:covered-table-cell/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table:number-columns-spanned="2" office:value-type="string">
            <text:p text:style-name="P1">Kurzbeschreibung</text:p>
          </table:table-cell>
          <table:covered-table-cell/>
          <table:table-cell table:style-name="Tabelle1.A1" office:value-type="string">
            <text:p text:style-name="P1">Der Nutzer reichte einen mit gültigen Werten ausgefüllte Entwurf ein.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1">Vorbedingung</text:p>
          </table:table-cell>
          <table:covered-table-cell/>
          <table:table-cell table:style-name="Tabelle1.A1" office:value-type="string">
            <text:p text:style-name="P1">Nutzer ist eingeloggt und befindet sich im Teilsystem „Fahrerunterlagen“ und ist somit auf der Startseite „Erstellen“. Der Nutzer hat einen neuen Entwurf angelegt oder einen bestehenden Entwurf bearbeitet. <text:s/>Die eingegebenen Werte sind vollständig und korrekt.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2">Nachbedingung<text:tab/></text:p>
          </table:table-cell>
          <table:covered-table-cell/>
          <table:table-cell table:style-name="Tabelle1.A1" office:value-type="string">
            <text:p text:style-name="P1"><text:span text:style-name="T1">Der Entwurf wird zu einer eingereichten Fahrerunterlage und Status wird auf <text:s/>"nicht_bearbeitet" gesetzt.<text:line-break/>Der Nutzer wird auf die Übersichtsansicht zurück geleitet.</text:span>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1.A1" office:value-type="string">
            <text:p text:style-name="P1">A1010, A1020</text:p>
          </table:table-cell>
        </table:table-row>
        <table:table-row table:style-name="Tabelle1.1">
          <table:table-cell table:style-name="Tabelle1.A1" table:number-columns-spanned="3" office:value-type="string">
            <text:p text:style-name="P3">Szenarien (optional)</text:p>
          </table:table-cell>
          <table:covered-table-cell/>
          <table:covered-table-cell/>
        </table:table-row>
        <table:table-row table:style-name="Tabelle1.1">
          <table:table-cell table:style-name="Tabelle1.A1" table:number-rows-spanned="2" office:value-type="string">
            <text:p text:style-name="P1">Szenario 1</text:p>
          </table:table-cell>
          <table:table-cell table:style-name="Tabelle1.A1" office:value-type="string">
            <text:p text:style-name="P1">ID</text:p>
            <text:p text:style-name="P1"/>
          </table:table-cell>
          <table:table-cell table:style-name="Tabelle1.A1" office:value-type="string">
            <text:p text:style-name="P1">A1000-S1</text:p>
          </table:table-cell>
        </table:table-row>
        <table:table-row table:style-name="Tabelle1.1">
          <table:covered-table-cell/>
          <table:table-cell table:style-name="Tabelle1.A1" office:value-type="string">
            <text:p text:style-name="P1">Kurzbeschreibung</text:p>
          </table:table-cell>
          <table:table-cell table:style-name="Tabelle1.A1" office:value-type="string">
            <text:p text:style-name="P1">Der Nutzer hat einen neuen Entwurf angelegt, vollständig und gültig ausgefüllt und reicht diesen ein.</text:p>
          </table:table-cell>
        </table:table-row>
        <table:table-row table:style-name="Tabelle1.1">
          <table:table-cell table:style-name="Tabelle1.A1" table:number-rows-spanned="2" office:value-type="string">
            <text:p text:style-name="P1">Szenario 2</text:p>
          </table:table-cell>
          <table:table-cell table:style-name="Tabelle1.A1" office:value-type="string">
            <text:p text:style-name="P1">ID</text:p>
            <text:p text:style-name="P1"/>
          </table:table-cell>
          <table:table-cell table:style-name="Tabelle1.A1" office:value-type="string">
            <text:p text:style-name="P1">A1000-S2</text:p>
          </table:table-cell>
        </table:table-row>
        <table:table-row table:style-name="Tabelle1.1">
          <table:covered-table-cell/>
          <table:table-cell table:style-name="Tabelle1.A1" office:value-type="string">
            <text:p text:style-name="P1">Kurzbeschreibung</text:p>
          </table:table-cell>
          <table:table-cell table:style-name="Tabelle1.A1" office:value-type="string">
            <text:p text:style-name="P1">Der Nutzer hat einen bestehenden Entwurf bearbeitet, dieser ist vollständig und gültig ausgefüllt und reicht diesen ein.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1">Anwendungsfalldiagramm</text:p>
          </table:table-cell>
          <table:covered-table-cell/>
          <table:table-cell table:style-name="Tabelle1.A1" office:value-type="string">
            <text:p text:style-name="P1">Fahrerunterlagen-Anwendungsfalldiagramm.pdf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1">Aktivitätsdiagramme</text:p>
          </table:table-cell>
          <table:covered-table-cell/>
          <table:table-cell table:style-name="Tabelle1.A1" office:value-type="string">
            <text:p text:style-name="P1">A1010-S1-Aktivitätsdiagramm.pdf</text:p>
            <text:p text:style-name="P1">A1010-S2-Aktivitätsdiagramm.pdf</text:p>
          </table:table-cell>
        </table:table-row>
        <table:table-row table:style-name="Tabelle1.1">
          <table:table-cell table:style-name="Tabelle1.A1" table:number-columns-spanned="3" office:value-type="string">
            <text:p text:style-name="P3">Fehler-Szenarien </text:p>
          </table:table-cell>
          <table:covered-table-cell/>
          <table:covered-table-cell/>
        </table:table-row>
        <table:table-row table:style-name="Tabelle1.1">
          <table:table-cell table:style-name="Tabelle1.A1" table:number-rows-spanned="2" office:value-type="string">
            <text:p text:style-name="P1">Fehler-Szenario 1</text:p>
          </table:table-cell>
          <table:table-cell table:style-name="Tabelle1.A1" office:value-type="string">
            <text:p text:style-name="P1">ID</text:p>
            <text:p text:style-name="P1"/>
          </table:table-cell>
          <table:table-cell table:style-name="Tabelle1.A1" office:value-type="string">
            <text:p text:style-name="P1">A1000-S3</text:p>
          </table:table-cell>
        </table:table-row>
        <table:table-row table:style-name="Tabelle1.1">
          <table:covered-table-cell/>
          <table:table-cell table:style-name="Tabelle1.A1" office:value-type="string">
            <text:p text:style-name="P1">Kurzbeschreibung</text:p>
          </table:table-cell>
          <table:table-cell table:style-name="Tabelle1.A1" office:value-type="string">
            <text:p text:style-name="P1">Beim Einreichen eines Entwurfes hat der Nutzer ungültige Daten in mindestens eine Feld eingegeben, zu dem eine Validierungsregel hinterlegt ist.</text:p>
          </table:table-cell>
        </table:table-row>
        <table:table-row table:style-name="Tabelle1.1">
          <table:table-cell table:style-name="Tabelle1.A1" table:number-rows-spanned="2" office:value-type="string">
            <text:p text:style-name="P1">Fehler-Szenario 2</text:p>
          </table:table-cell>
          <table:table-cell table:style-name="Tabelle1.A1" office:value-type="string">
            <text:p text:style-name="P1">ID</text:p>
            <text:p text:style-name="P1"/>
          </table:table-cell>
          <table:table-cell table:style-name="Tabelle1.A1" office:value-type="string">
            <text:p text:style-name="P1">A1000-S4</text:p>
          </table:table-cell>
        </table:table-row>
        <table:table-row table:style-name="Tabelle1.1">
          <table:covered-table-cell/>
          <table:table-cell table:style-name="Tabelle1.A1" office:value-type="string">
            <text:p text:style-name="P1">Kurzbeschreibung</text:p>
          </table:table-cell>
          <table:table-cell table:style-name="Tabelle1.A1" office:value-type="string">
            <text:p text:style-name="P1">Beim Einreichen eines Entwurfes hat der Nutzer <text:soft-page-break/>mindestens ein Pflichtfeld nicht ausgefüllt.</text:p>
          </table:table-cell>
        </table:table-row>
      </table:table>
      <text:p text:style-name="Standard"/>
      <text:list xml:id="list41447690" text:continue-numbering="true" text:style-name="Outline">
        <text:list-item>
          <text:h text:style-name="P6" text:outline-level="1">Entwurf erstellen</text:h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2" office:value-type="string">
            <text:p text:style-name="P1">ID</text:p>
          </table:table-cell>
          <table:covered-table-cell/>
          <table:table-cell table:style-name="Tabelle2.A1" office:value-type="string">
            <text:p text:style-name="P1">A1010</text:p>
          </table:table-cell>
        </table:table-row>
        <table:table-row table:style-name="Tabelle2.1">
          <table:table-cell table:style-name="Tabelle2.A1" table:number-columns-spanned="2" office:value-type="string">
            <text:p text:style-name="P1">Name</text:p>
          </table:table-cell>
          <table:covered-table-cell/>
          <table:table-cell table:style-name="Tabelle2.A1" office:value-type="string">
            <text:p text:style-name="P1">Entwurf erstellen</text:p>
          </table:table-cell>
        </table:table-row>
        <table:table-row table:style-name="Tabelle2.1">
          <table:table-cell table:style-name="Tabelle2.A1" table:number-columns-spanned="2" office:value-type="string">
            <text:p text:style-name="P1">Teilsystem</text:p>
          </table:table-cell>
          <table:covered-table-cell/>
          <table:table-cell table:style-name="Tabelle2.A1" office:value-type="string">
            <text:p text:style-name="P1">Fahrerunterlagen </text:p>
          </table:table-cell>
        </table:table-row>
        <table:table-row table:style-name="Tabelle2.1">
          <table:table-cell table:style-name="Tabelle2.A1" table:number-columns-spanned="2" office:value-type="string">
            <text:p text:style-name="P1">Initiierender Akteur</text:p>
          </table:table-cell>
          <table:covered-table-cell/>
          <table:table-cell table:style-name="Tabelle2.A1" office:value-type="string">
            <text:p text:style-name="P1">Fahrer</text:p>
          </table:table-cell>
        </table:table-row>
        <table:table-row table:style-name="Tabelle2.1">
          <table:table-cell table:style-name="Tabelle2.A1" table:number-columns-spanned="2" office:value-type="string">
            <text:p text:style-name="P1">Weitere Akteure</text:p>
          </table:table-cell>
          <table:covered-table-cell/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table:number-columns-spanned="2" office:value-type="string">
            <text:p text:style-name="P1">Kurzbeschreibung</text:p>
          </table:table-cell>
          <table:covered-table-cell/>
          <table:table-cell table:style-name="Tabelle2.A1" office:value-type="string">
            <text:p text:style-name="P1">Der Nutzer wählt einen Unterlagentyp, erstellt einen neuen Entwurf dieses Typs und kann diesen speichern.</text:p>
          </table:table-cell>
        </table:table-row>
        <table:table-row table:style-name="Tabelle2.1">
          <table:table-cell table:style-name="Tabelle2.A1" table:number-columns-spanned="2" office:value-type="string">
            <text:p text:style-name="P1">Vorbedingung</text:p>
          </table:table-cell>
          <table:covered-table-cell/>
          <table:table-cell table:style-name="Tabelle2.A1" office:value-type="string">
            <text:p text:style-name="P1">Nutzer ist eingeloggt und befindet sich im Teilsystem „Fahrerunterlagen“ und ist somit auf der Startseite „Erstellen“. Dort wählt der Nutzer einen Unterlagentyp aus.</text:p>
          </table:table-cell>
        </table:table-row>
        <table:table-row table:style-name="Tabelle2.1">
          <table:table-cell table:style-name="Tabelle2.A1" table:number-columns-spanned="2" office:value-type="string">
            <text:p text:style-name="P2">Nachbedingung<text:tab/></text:p>
          </table:table-cell>
          <table:covered-table-cell/>
          <table:table-cell table:style-name="Tabelle2.A1" office:value-type="string">
            <text:p text:style-name="P1">Ein neuer Entwurf besteht temporär.</text:p>
          </table:table-cell>
        </table:table-row>
        <table:table-row table:style-name="Tabelle2.1">
          <table:table-cell table:style-name="Tabelle2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table:number-columns-spanned="3" office:value-type="string">
            <text:p text:style-name="P3">Szenarien (optional)</text:p>
          </table:table-cell>
          <table:covered-table-cell/>
          <table:covered-table-cell/>
        </table:table-row>
        <table:table-row table:style-name="Tabelle2.1">
          <table:table-cell table:style-name="Tabelle2.A1" table:number-rows-spanned="2" office:value-type="string">
            <text:p text:style-name="P1">Szenario 1</text:p>
          </table:table-cell>
          <table:table-cell table:style-name="Tabelle2.A1" office:value-type="string">
            <text:p text:style-name="P1">ID</text:p>
            <text:p text:style-name="P1"/>
          </table:table-cell>
          <table:table-cell table:style-name="Tabelle2.A1" office:value-type="string">
            <text:p text:style-name="P1"/>
          </table:table-cell>
        </table:table-row>
        <table:table-row table:style-name="Tabelle2.1">
          <table:covered-table-cell/>
          <table:table-cell table:style-name="Tabelle2.A1" office:value-type="string">
            <text:p text:style-name="P1">Kurzbeschreibung</text:p>
          </table:table-cell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table:number-columns-spanned="2" office:value-type="string">
            <text:p text:style-name="P1">Anwendungsfalldiagramm</text:p>
          </table:table-cell>
          <table:covered-table-cell/>
          <table:table-cell table:style-name="Tabelle2.A1" office:value-type="string">
            <text:p text:style-name="P1">Fahrerunterlagen-Anwendungsfalldiagramm.pdf</text:p>
          </table:table-cell>
        </table:table-row>
        <table:table-row table:style-name="Tabelle2.1">
          <table:table-cell table:style-name="Tabelle2.A1" table:number-columns-spanned="2" office:value-type="string">
            <text:p text:style-name="P1">Aktivitätsdiagramme</text:p>
          </table:table-cell>
          <table:covered-table-cell/>
          <table:table-cell table:style-name="Tabelle2.A1" office:value-type="string">
            <text:p text:style-name="P1">A1010-Aktivitätsdiagramm.pdf</text:p>
            <text:p text:style-name="P1"/>
          </table:table-cell>
        </table:table-row>
      </table:table>
      <text:list xml:id="list41434373" text:continue-numbering="true" text:style-name="Outline">
        <text:list-item>
          <text:h text:style-name="P6" text:outline-level="1">Entwurf bearbeiten<text:tab/><text:tab/><text:tab/><text:tab/><text:tab/><text:tab/></text:h>
        </text:list-item>
      </text:list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table:number-columns-spanned="2" office:value-type="string">
            <text:p text:style-name="P1">ID</text:p>
          </table:table-cell>
          <table:covered-table-cell/>
          <table:table-cell table:style-name="Tabelle3.A1" office:value-type="string">
            <text:p text:style-name="P1">A1020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1">Name</text:p>
          </table:table-cell>
          <table:covered-table-cell/>
          <table:table-cell table:style-name="Tabelle3.A1" office:value-type="string">
            <text:p text:style-name="P1">Entwurf bearbeiten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1">Teilsystem</text:p>
          </table:table-cell>
          <table:covered-table-cell/>
          <table:table-cell table:style-name="Tabelle3.A1" office:value-type="string">
            <text:p text:style-name="P1">Fahrerunterlagen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1">Initiierender Akteur</text:p>
          </table:table-cell>
          <table:covered-table-cell/>
          <table:table-cell table:style-name="Tabelle3.A1" office:value-type="string">
            <text:p text:style-name="P1">Fahrer 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1">Weitere Akteure</text:p>
          </table:table-cell>
          <table:covered-table-cell/>
          <table:table-cell table:style-name="Tabelle3.A1" office:value-type="string">
            <text:p text:style-name="P1"/>
          </table:table-cell>
        </table:table-row>
        <table:table-row table:style-name="Tabelle3.1">
          <table:table-cell table:style-name="Tabelle3.A1" table:number-columns-spanned="2" office:value-type="string">
            <text:p text:style-name="P1">Kurzbeschreibung</text:p>
          </table:table-cell>
          <table:covered-table-cell/>
          <table:table-cell table:style-name="Tabelle3.A1" office:value-type="string">
            <text:p text:style-name="P1">Der Nutzer wählt einen Unterlagentyp und davon einen bestehenden Entwurf. Er kann die Daten des Entwurfs ändern oder den Entwurf löschen.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1">Vorbedingung</text:p>
          </table:table-cell>
          <table:covered-table-cell/>
          <table:table-cell table:style-name="Tabelle3.A1" office:value-type="string">
            <text:p text:style-name="P1">Nutzer ist eingeloggt und befindet sich im Teilsystem „Fahrerunterlagen“ und ist somit auf der Startseite „Erstellen“. Dort wählt der Nutzer einen Unterlagentyp aus und unter dem Typ einen bestehenden Entwurf.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2">Nachbedingung<text:tab/></text:p>
          </table:table-cell>
          <table:covered-table-cell/>
          <table:table-cell table:style-name="Tabelle3.A1" office:value-type="string">
            <text:p text:style-name="P1">Ein bestehender Entwurf ist temporär geändert.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3.A1" office:value-type="string">
            <text:p text:style-name="P1"/>
          </table:table-cell>
        </table:table-row>
        <table:table-row table:style-name="Tabelle3.1">
          <table:table-cell table:style-name="Tabelle3.A1" table:number-columns-spanned="3" office:value-type="string">
            <text:p text:style-name="P3">Szenarien (optional)</text:p>
          </table:table-cell>
          <table:covered-table-cell/>
          <table:covered-table-cell/>
        </table:table-row>
        <table:table-row table:style-name="Tabelle3.1">
          <table:table-cell table:style-name="Tabelle3.A1" table:number-rows-spanned="2" office:value-type="string">
            <text:p text:style-name="P1">Szenario 1</text:p>
          </table:table-cell>
          <table:table-cell table:style-name="Tabelle3.A1" office:value-type="string">
            <text:p text:style-name="P1">ID</text:p>
            <text:p text:style-name="P1"/>
          </table:table-cell>
          <table:table-cell table:style-name="Tabelle3.A1" office:value-type="string">
            <text:p text:style-name="P1"/>
          </table:table-cell>
        </table:table-row>
        <table:table-row table:style-name="Tabelle3.1">
          <table:covered-table-cell/>
          <table:table-cell table:style-name="Tabelle3.A1" office:value-type="string">
            <text:p text:style-name="P1">Kurzbeschreibung</text:p>
          </table:table-cell>
          <table:table-cell table:style-name="Tabelle3.A1" office:value-type="string">
            <text:p text:style-name="P1"/>
          </table:table-cell>
        </table:table-row>
        <text:soft-page-break/>
        <table:table-row table:style-name="Tabelle3.1">
          <table:table-cell table:style-name="Tabelle3.A1" table:number-columns-spanned="2" office:value-type="string">
            <text:p text:style-name="P1">Anwendungsfalldiagramm</text:p>
          </table:table-cell>
          <table:covered-table-cell/>
          <table:table-cell table:style-name="Tabelle3.A1" office:value-type="string">
            <text:p text:style-name="P1"><text:s/>Fahrerunterlagen-Anwendungsfalldiagramm.pdf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1">Aktivitätsdiagramme</text:p>
          </table:table-cell>
          <table:covered-table-cell/>
          <table:table-cell table:style-name="Tabelle3.A1" office:value-type="string">
            <text:p text:style-name="P1">A1020-Aktivitätsdiagramm.pdf</text:p>
          </table:table-cell>
        </table:table-row>
        <table:table-row table:style-name="Tabelle3.1">
          <table:table-cell table:style-name="Tabelle3.A1" table:number-columns-spanned="3" office:value-type="string">
            <text:p text:style-name="P3">Fehler-Szenarien </text:p>
          </table:table-cell>
          <table:covered-table-cell/>
          <table:covered-table-cell/>
        </table:table-row>
        <table:table-row table:style-name="Tabelle3.1">
          <table:table-cell table:style-name="Tabelle3.A1" table:number-rows-spanned="2" office:value-type="string">
            <text:p text:style-name="P1">Fehler-Szenario 1</text:p>
          </table:table-cell>
          <table:table-cell table:style-name="Tabelle3.A1" office:value-type="string">
            <text:p text:style-name="P1">ID</text:p>
            <text:p text:style-name="P1"/>
          </table:table-cell>
          <table:table-cell table:style-name="Tabelle3.A1" office:value-type="string">
            <text:p text:style-name="P1">A1020-S1</text:p>
          </table:table-cell>
        </table:table-row>
        <table:table-row table:style-name="Tabelle3.1">
          <table:covered-table-cell/>
          <table:table-cell table:style-name="Tabelle3.A1" office:value-type="string">
            <text:p text:style-name="P1">Kurzbeschreibung</text:p>
          </table:table-cell>
          <table:table-cell table:style-name="Tabelle3.A1" office:value-type="string">
            <text:p text:style-name="P1">Beim Einreichen eines Entwurfs hat der Nutzer ungültige Daten in mindestens einem Feld eingegeben, zu dem eine Validierungsregel hinterlegt ist.</text:p>
          </table:table-cell>
        </table:table-row>
      </table:table>
      <text:list xml:id="list41451426" text:continue-numbering="true" text:style-name="Outline">
        <text:list-item>
          <text:h text:style-name="P6" text:outline-level="1">Entwurf speichern</text:h>
        </text:list-item>
      </text:list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table:number-columns-spanned="2" office:value-type="string">
            <text:p text:style-name="P1">ID</text:p>
          </table:table-cell>
          <table:covered-table-cell/>
          <table:table-cell table:style-name="Tabelle4.A1" office:value-type="string">
            <text:p text:style-name="P1">A1030</text:p>
          </table:table-cell>
        </table:table-row>
        <table:table-row table:style-name="Tabelle4.1">
          <table:table-cell table:style-name="Tabelle4.A1" table:number-columns-spanned="2" office:value-type="string">
            <text:p text:style-name="P1">Name</text:p>
          </table:table-cell>
          <table:covered-table-cell/>
          <table:table-cell table:style-name="Tabelle4.A1" office:value-type="string">
            <text:p text:style-name="P1">Entwurf speichern</text:p>
          </table:table-cell>
        </table:table-row>
        <table:table-row table:style-name="Tabelle4.1">
          <table:table-cell table:style-name="Tabelle4.A1" table:number-columns-spanned="2" office:value-type="string">
            <text:p text:style-name="P1">Teilsystem</text:p>
          </table:table-cell>
          <table:covered-table-cell/>
          <table:table-cell table:style-name="Tabelle4.A1" office:value-type="string">
            <text:p text:style-name="P1">Fahrerunterlagen</text:p>
          </table:table-cell>
        </table:table-row>
        <table:table-row table:style-name="Tabelle4.1">
          <table:table-cell table:style-name="Tabelle4.A1" table:number-columns-spanned="2" office:value-type="string">
            <text:p text:style-name="P1">Initiierender Akteur</text:p>
          </table:table-cell>
          <table:covered-table-cell/>
          <table:table-cell table:style-name="Tabelle4.A1" office:value-type="string">
            <text:p text:style-name="P1">Fahrer </text:p>
          </table:table-cell>
        </table:table-row>
        <table:table-row table:style-name="Tabelle4.1">
          <table:table-cell table:style-name="Tabelle4.A1" table:number-columns-spanned="2" office:value-type="string">
            <text:p text:style-name="P1">Weitere Akteure</text:p>
          </table:table-cell>
          <table:covered-table-cell/>
          <table:table-cell table:style-name="Tabelle4.A1" office:value-type="string">
            <text:p text:style-name="P1"/>
          </table:table-cell>
        </table:table-row>
        <table:table-row table:style-name="Tabelle4.1">
          <table:table-cell table:style-name="Tabelle4.A1" table:number-columns-spanned="2" office:value-type="string">
            <text:p text:style-name="P1">Kurzbeschreibung</text:p>
          </table:table-cell>
          <table:covered-table-cell/>
          <table:table-cell table:style-name="Tabelle4.A1" office:value-type="string">
            <text:p text:style-name="P1">Der Nutzer hat einen neuen Entwurf angelegt oder einen bestehenden bearbeitet. Dabei kann der Nutzer optional <text:s/>Daten eingeben oder den Entwurf leer lassen. <text:s/>Die Eingabe eines Titels ist erforderlich. Der Entwurf wird gespeichert dabei wird ein eindeutiger Speichername generiert.</text:p>
          </table:table-cell>
        </table:table-row>
        <table:table-row table:style-name="Tabelle4.1">
          <table:table-cell table:style-name="Tabelle4.A1" table:number-columns-spanned="2" office:value-type="string">
            <text:p text:style-name="P1">Vorbedingung</text:p>
          </table:table-cell>
          <table:covered-table-cell/>
          <table:table-cell table:style-name="Tabelle4.A1" office:value-type="string">
            <text:p text:style-name="P1">Nutzer ist eingeloggt und befindet sich im Teilsystem „Fahrerunterlagen“ <text:s/>und ist somit auf der Startseite „Erstellen“. </text:p>
          </table:table-cell>
        </table:table-row>
        <table:table-row table:style-name="Tabelle4.1">
          <table:table-cell table:style-name="Tabelle4.A1" table:number-columns-spanned="2" office:value-type="string">
            <text:p text:style-name="P2">Nachbedingung<text:tab/></text:p>
          </table:table-cell>
          <table:covered-table-cell/>
          <table:table-cell table:style-name="Tabelle4.A1" office:value-type="string">
            <text:p text:style-name="P1">Ein neuer oder geänderter Entwurf besteht.</text:p>
          </table:table-cell>
        </table:table-row>
        <table:table-row table:style-name="Tabelle4.1">
          <table:table-cell table:style-name="Tabelle4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4.A1" office:value-type="string">
            <text:p text:style-name="P1">A1010, A1020</text:p>
          </table:table-cell>
        </table:table-row>
        <table:table-row table:style-name="Tabelle4.1">
          <table:table-cell table:style-name="Tabelle4.A1" table:number-columns-spanned="3" office:value-type="string">
            <text:p text:style-name="P3">Szenarien (optional)</text:p>
          </table:table-cell>
          <table:covered-table-cell/>
          <table:covered-table-cell/>
        </table:table-row>
        <table:table-row table:style-name="Tabelle4.1">
          <table:table-cell table:style-name="Tabelle4.A1" table:number-rows-spanned="2" office:value-type="string">
            <text:p text:style-name="P1">Szenario 1</text:p>
          </table:table-cell>
          <table:table-cell table:style-name="Tabelle4.A1" office:value-type="string">
            <text:p text:style-name="P1">ID</text:p>
            <text:p text:style-name="P1"/>
          </table:table-cell>
          <table:table-cell table:style-name="Tabelle4.A1" office:value-type="string">
            <text:p text:style-name="P1">A1030-S1</text:p>
          </table:table-cell>
        </table:table-row>
        <table:table-row table:style-name="Tabelle4.1">
          <table:covered-table-cell/>
          <table:table-cell table:style-name="Tabelle4.A1" office:value-type="string">
            <text:p text:style-name="P1">Kurzbeschreibung</text:p>
          </table:table-cell>
          <table:table-cell table:style-name="Tabelle4.A1" office:value-type="string">
            <text:p text:style-name="P4"><text:span text:style-name="T2">Der Nutzer wählt einen Unterlagentyp und davon einen bestehenden Entwurf. Er ändert die Daten dieses Entwurfs, füllt alle Pflichtfelder aus und speichert.</text:span></text:p>
            <text:p text:style-name="P1"/>
          </table:table-cell>
        </table:table-row>
        <table:table-row table:style-name="Tabelle4.1">
          <table:table-cell table:style-name="Tabelle4.A1" table:number-rows-spanned="2" office:value-type="string">
            <text:p text:style-name="P1">Szenario 2</text:p>
          </table:table-cell>
          <table:table-cell table:style-name="Tabelle4.A1" office:value-type="string">
            <text:p text:style-name="P1">ID</text:p>
            <text:p text:style-name="P1"/>
          </table:table-cell>
          <table:table-cell table:style-name="Tabelle4.A1" office:value-type="string">
            <text:p text:style-name="P1">A1030-S2</text:p>
          </table:table-cell>
        </table:table-row>
        <table:table-row table:style-name="Tabelle4.1">
          <table:covered-table-cell/>
          <table:table-cell table:style-name="Tabelle4.A1" office:value-type="string">
            <text:p text:style-name="P1">Kurzbeschreibung</text:p>
          </table:table-cell>
          <table:table-cell table:style-name="Tabelle4.A1" office:value-type="string">
            <text:p text:style-name="P1">Der Nutzer wählt einen Unterlagentyp und legt davon einen neuen Entwurf an. Dieser kann mit gültigen Daten gefüllt werden und wird dann gespeichert.</text:p>
          </table:table-cell>
        </table:table-row>
        <table:table-row table:style-name="Tabelle4.1">
          <table:table-cell table:style-name="Tabelle4.A1" table:number-columns-spanned="2" office:value-type="string">
            <text:p text:style-name="P1">Anwendungsfalldiagramm</text:p>
          </table:table-cell>
          <table:covered-table-cell/>
          <table:table-cell table:style-name="Tabelle4.A1" office:value-type="string">
            <text:p text:style-name="P1">Fahrerunterlagen-Anwendungsfalldiagramm.pdf</text:p>
          </table:table-cell>
        </table:table-row>
        <table:table-row table:style-name="Tabelle4.1">
          <table:table-cell table:style-name="Tabelle4.A1" table:number-columns-spanned="2" office:value-type="string">
            <text:p text:style-name="P1">Aktivitätsdiagramme</text:p>
          </table:table-cell>
          <table:covered-table-cell/>
          <table:table-cell table:style-name="Tabelle4.A1" office:value-type="string">
            <text:p text:style-name="P1">A1030-S1-Aktivitätsdiagramm.pdf</text:p>
            <text:p text:style-name="P1">A1030-S2-Aktivitätsdiagramm.pdf</text:p>
          </table:table-cell>
        </table:table-row>
        <table:table-row table:style-name="Tabelle4.1">
          <table:table-cell table:style-name="Tabelle4.A1" table:number-columns-spanned="3" office:value-type="string">
            <text:p text:style-name="P3">Fehler-Szenarien </text:p>
          </table:table-cell>
          <table:covered-table-cell/>
          <table:covered-table-cell/>
        </table:table-row>
        <table:table-row table:style-name="Tabelle4.1">
          <table:table-cell table:style-name="Tabelle4.A1" table:number-rows-spanned="2" office:value-type="string">
            <text:p text:style-name="P1">Fehler-Szenario 1</text:p>
          </table:table-cell>
          <table:table-cell table:style-name="Tabelle4.A1" office:value-type="string">
            <text:p text:style-name="P1">ID</text:p>
            <text:p text:style-name="P1"><text:soft-page-break/></text:p>
          </table:table-cell>
          <table:table-cell table:style-name="Tabelle4.A1" office:value-type="string">
            <text:p text:style-name="P1">A1030-S3</text:p>
          </table:table-cell>
        </table:table-row>
        <table:table-row table:style-name="Tabelle4.1">
          <table:covered-table-cell/>
          <table:table-cell table:style-name="Tabelle4.A1" office:value-type="string">
            <text:p text:style-name="P1">Kurzbeschreibung</text:p>
          </table:table-cell>
          <table:table-cell table:style-name="Tabelle4.A1" office:value-type="string">
            <text:p text:style-name="P1">Beim Speichern eines Entwurfes hat der Nutzer ungültige Daten in mindestens einem Feld eingegeben, wo ein Validierungsregel hinterlegt ist.</text:p>
          </table:table-cell>
        </table:table-row>
        <table:table-row table:style-name="Tabelle4.1">
          <table:table-cell table:style-name="Tabelle4.A1" table:number-rows-spanned="2" office:value-type="string">
            <text:p text:style-name="P1">Fehler-Szenario 2</text:p>
          </table:table-cell>
          <table:table-cell table:style-name="Tabelle4.A1" office:value-type="string">
            <text:p text:style-name="P1">ID</text:p>
            <text:p text:style-name="P1"/>
          </table:table-cell>
          <table:table-cell table:style-name="Tabelle4.A1" office:value-type="string">
            <text:p text:style-name="P1">A1030-S4</text:p>
          </table:table-cell>
        </table:table-row>
        <table:table-row table:style-name="Tabelle4.1">
          <table:covered-table-cell/>
          <table:table-cell table:style-name="Tabelle4.A1" office:value-type="string">
            <text:p text:style-name="P1">Kurzbeschreibung</text:p>
          </table:table-cell>
          <table:table-cell table:style-name="Tabelle4.A1" office:value-type="string">
            <text:p text:style-name="P1">Beim Speichern eines Entwurfes hat der Nutzer keinen Titel eingegeben.</text:p>
          </table:table-cell>
        </table:table-row>
      </table:table>
      <text:list xml:id="list41442458" text:continue-numbering="true" text:style-name="Outline">
        <text:list-item>
          <text:h text:style-name="P6" text:outline-level="1">Entwurf löschen</text:h>
        </text:list-item>
      </text:list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table:number-columns-spanned="2" office:value-type="string">
            <text:p text:style-name="P1">ID</text:p>
          </table:table-cell>
          <table:covered-table-cell/>
          <table:table-cell table:style-name="Tabelle5.A1" office:value-type="string">
            <text:p text:style-name="P1">A1040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1">Name</text:p>
          </table:table-cell>
          <table:covered-table-cell/>
          <table:table-cell table:style-name="Tabelle5.A1" office:value-type="string">
            <text:p text:style-name="P1">Entwurf löschen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1">Teilsystem</text:p>
          </table:table-cell>
          <table:covered-table-cell/>
          <table:table-cell table:style-name="Tabelle5.A1" office:value-type="string">
            <text:p text:style-name="P1">Fahrerunterlagen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1">Initiierender Akteur</text:p>
          </table:table-cell>
          <table:covered-table-cell/>
          <table:table-cell table:style-name="Tabelle5.A1" office:value-type="string">
            <text:p text:style-name="P1">Fahrer 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1">Weitere Akteure</text:p>
          </table:table-cell>
          <table:covered-table-cell/>
          <table:table-cell table:style-name="Tabelle5.A1" office:value-type="string">
            <text:p text:style-name="P1"/>
          </table:table-cell>
        </table:table-row>
        <table:table-row table:style-name="Tabelle5.1">
          <table:table-cell table:style-name="Tabelle5.A1" table:number-columns-spanned="2" office:value-type="string">
            <text:p text:style-name="P1">Kurzbeschreibung</text:p>
          </table:table-cell>
          <table:covered-table-cell/>
          <table:table-cell table:style-name="Tabelle5.A1" office:value-type="string">
            <text:p text:style-name="P1">Der Nutzer wählt einen Unterlagentyp und davon einen bestehenden Entwurf, öffnet und löscht diesen.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1">Vorbedingung</text:p>
          </table:table-cell>
          <table:covered-table-cell/>
          <table:table-cell table:style-name="Tabelle5.A1" office:value-type="string">
            <text:p text:style-name="P1">Nutzer ist eingeloggt und befindet sich im Teilsystem „Fahrerunterlagen“ und ist somit auf der Startseite „Erstellen“. Ein Entwurf wurde angelegt.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2">Nachbedingung<text:tab/></text:p>
          </table:table-cell>
          <table:covered-table-cell/>
          <table:table-cell table:style-name="Tabelle5.A1" office:value-type="string">
            <text:p text:style-name="P1">Der Entwurf ist gelöscht.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5.A1" office:value-type="string">
            <text:p text:style-name="P1">A1020</text:p>
          </table:table-cell>
        </table:table-row>
        <table:table-row table:style-name="Tabelle5.1">
          <table:table-cell table:style-name="Tabelle5.A1" table:number-columns-spanned="3" office:value-type="string">
            <text:p text:style-name="P3">Szenarien (optional)</text:p>
          </table:table-cell>
          <table:covered-table-cell/>
          <table:covered-table-cell/>
        </table:table-row>
        <table:table-row table:style-name="Tabelle5.1">
          <table:table-cell table:style-name="Tabelle5.A1" table:number-rows-spanned="2" office:value-type="string">
            <text:p text:style-name="P1">Szenario 1</text:p>
          </table:table-cell>
          <table:table-cell table:style-name="Tabelle5.A1" office:value-type="string">
            <text:p text:style-name="P1">ID</text:p>
          </table:table-cell>
          <table:table-cell table:style-name="Tabelle5.A1" office:value-type="string">
            <text:p text:style-name="P1"/>
          </table:table-cell>
        </table:table-row>
        <table:table-row table:style-name="Tabelle5.1">
          <table:covered-table-cell/>
          <table:table-cell table:style-name="Tabelle5.A1" office:value-type="string">
            <text:p text:style-name="P1">Kurzbeschreibung</text:p>
          </table:table-cell>
          <table:table-cell table:style-name="Tabelle5.A1" office:value-type="string">
            <text:p text:style-name="P1"/>
          </table:table-cell>
        </table:table-row>
        <table:table-row table:style-name="Tabelle5.1">
          <table:table-cell table:style-name="Tabelle5.A1" table:number-columns-spanned="2" office:value-type="string">
            <text:p text:style-name="P1">Anwendungsfalldiagramm</text:p>
          </table:table-cell>
          <table:covered-table-cell/>
          <table:table-cell table:style-name="Tabelle5.A1" office:value-type="string">
            <text:p text:style-name="P1">Fahrerunterlagen-Anwendungsfalldiagramm.pdf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1">Aktivitätsdiagramme</text:p>
          </table:table-cell>
          <table:covered-table-cell/>
          <table:table-cell table:style-name="Tabelle5.A1" office:value-type="string">
            <text:p text:style-name="P1">A1040-Aktivitätsdiagramm.pdf</text:p>
          </table:table-cell>
        </table:table-row>
      </table:table>
      <text:list xml:id="list41438718" text:continue-numbering="true" text:style-name="Outline">
        <text:list-item>
          <text:h text:style-name="P6" text:outline-level="1">Fahrerunterlage einsehen</text:h>
        </text:list-item>
      </text:list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table:number-columns-spanned="2" office:value-type="string">
            <text:p text:style-name="P1">ID</text:p>
          </table:table-cell>
          <table:covered-table-cell/>
          <table:table-cell table:style-name="Tabelle6.A1" office:value-type="string">
            <text:p text:style-name="P1">A1050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1">Name</text:p>
          </table:table-cell>
          <table:covered-table-cell/>
          <table:table-cell table:style-name="Tabelle6.A1" office:value-type="string">
            <text:p text:style-name="P1">Fahrerunterlage einsehen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1">Teilsystem</text:p>
          </table:table-cell>
          <table:covered-table-cell/>
          <table:table-cell table:style-name="Tabelle6.A1" office:value-type="string">
            <text:p text:style-name="P1">Fahrerunterlagen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1">Initiierender Akteur</text:p>
          </table:table-cell>
          <table:covered-table-cell/>
          <table:table-cell table:style-name="Tabelle6.A1" office:value-type="string">
            <text:p text:style-name="P1">Fahrer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1">Weitere Akteure</text:p>
          </table:table-cell>
          <table:covered-table-cell/>
          <table:table-cell table:style-name="Tabelle6.A1" office:value-type="string">
            <text:p text:style-name="P1"/>
          </table:table-cell>
        </table:table-row>
        <table:table-row table:style-name="Tabelle6.1">
          <table:table-cell table:style-name="Tabelle6.A1" table:number-columns-spanned="2" office:value-type="string">
            <text:p text:style-name="P1">Kurzbeschreibung</text:p>
          </table:table-cell>
          <table:covered-table-cell/>
          <table:table-cell table:style-name="Tabelle6.A1" office:value-type="string">
            <text:p text:style-name="P1">Der Nutzer wählt einen Unterlagentyp und eine bestimmte Einreichung und kann diese in einer Detailansicht einsehen.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1">Vorbedingung</text:p>
          </table:table-cell>
          <table:covered-table-cell/>
          <table:table-cell table:style-name="Tabelle6.A1" office:value-type="string">
            <text:p text:style-name="P1">Nutzer ist eingeloggt und befindet sich im Teilsystem „Fahrerunterlagen“. Dort wählt er den Menü-Unterpunkt „Einreichungen“. Eine Einreichung des ausgewählten Unterlagentyps besteht.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2">Nachbedingung<text:tab/></text:p>
          </table:table-cell>
          <table:covered-table-cell/>
          <table:table-cell table:style-name="Tabelle6.A1" office:value-type="string">
            <text:p text:style-name="P1">Die Daten sind in der Detailansicht einsehbar.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6.A1" office:value-type="string">
            <text:p text:style-name="P1"/>
          </table:table-cell>
        </table:table-row>
        <text:soft-page-break/>
        <table:table-row table:style-name="Tabelle6.1">
          <table:table-cell table:style-name="Tabelle6.A1" table:number-columns-spanned="3" office:value-type="string">
            <text:p text:style-name="P3">Szenarien (optional)</text:p>
          </table:table-cell>
          <table:covered-table-cell/>
          <table:covered-table-cell/>
        </table:table-row>
        <table:table-row table:style-name="Tabelle6.1">
          <table:table-cell table:style-name="Tabelle6.A1" table:number-rows-spanned="2" office:value-type="string">
            <text:p text:style-name="P1">Szenario 1</text:p>
          </table:table-cell>
          <table:table-cell table:style-name="Tabelle6.A1" office:value-type="string">
            <text:p text:style-name="P1">ID</text:p>
            <text:p text:style-name="P1"/>
          </table:table-cell>
          <table:table-cell table:style-name="Tabelle6.A1" office:value-type="string">
            <text:p text:style-name="P1"/>
          </table:table-cell>
        </table:table-row>
        <table:table-row table:style-name="Tabelle6.1">
          <table:covered-table-cell/>
          <table:table-cell table:style-name="Tabelle6.A1" office:value-type="string">
            <text:p text:style-name="P1">Kurzbeschreibung</text:p>
          </table:table-cell>
          <table:table-cell table:style-name="Tabelle6.A1" office:value-type="string">
            <text:p text:style-name="P1"/>
          </table:table-cell>
        </table:table-row>
        <table:table-row table:style-name="Tabelle6.1">
          <table:table-cell table:style-name="Tabelle6.A1" table:number-columns-spanned="2" office:value-type="string">
            <text:p text:style-name="P1">Anwendungsfalldiagramm</text:p>
          </table:table-cell>
          <table:covered-table-cell/>
          <table:table-cell table:style-name="Tabelle6.A1" office:value-type="string">
            <text:p text:style-name="P1">Fahrerunterlagen-Anwendungsfalldiagramm.pdf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1">Aktivitätsdiagramme</text:p>
          </table:table-cell>
          <table:covered-table-cell/>
          <table:table-cell table:style-name="Tabelle6.A1" office:value-type="string">
            <text:p text:style-name="P1">A1050-Aktivitätsdiagramm.pdf</text:p>
          </table:table-cell>
        </table:table-row>
      </table:table>
      <text:list xml:id="list41434355" text:continue-numbering="true" text:style-name="Outline">
        <text:list-item>
          <text:h text:style-name="P6" text:outline-level="1">Fahrerunterlage bearbeiten</text:h>
        </text:list-item>
      </text:list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table:number-columns-spanned="2" office:value-type="string">
            <text:p text:style-name="P1">ID</text:p>
          </table:table-cell>
          <table:covered-table-cell/>
          <table:table-cell table:style-name="Tabelle7.A1" table:number-columns-spanned="2" office:value-type="string">
            <text:p text:style-name="P1">A1060 </text:p>
          </table:table-cell>
          <table:covered-table-cell/>
        </table:table-row>
        <table:table-row>
          <table:table-cell table:style-name="Tabelle7.A1" table:number-columns-spanned="2" office:value-type="string">
            <text:p text:style-name="P1">Name</text:p>
          </table:table-cell>
          <table:covered-table-cell/>
          <table:table-cell table:style-name="Tabelle7.A1" table:number-columns-spanned="2" office:value-type="string">
            <text:p text:style-name="P1">Fahrerunterlage bearbeiten</text:p>
          </table:table-cell>
          <table:covered-table-cell/>
        </table:table-row>
        <table:table-row>
          <table:table-cell table:style-name="Tabelle7.A1" table:number-columns-spanned="2" office:value-type="string">
            <text:p text:style-name="P1">Teilsystem</text:p>
          </table:table-cell>
          <table:covered-table-cell/>
          <table:table-cell table:style-name="Tabelle7.A1" table:number-columns-spanned="2" office:value-type="string">
            <text:p text:style-name="P1">Fahrerunterlagen</text:p>
          </table:table-cell>
          <table:covered-table-cell/>
        </table:table-row>
        <table:table-row>
          <table:table-cell table:style-name="Tabelle7.A1" table:number-columns-spanned="2" office:value-type="string">
            <text:p text:style-name="P1">Initiierender Akteur</text:p>
          </table:table-cell>
          <table:covered-table-cell/>
          <table:table-cell table:style-name="Tabelle7.A1" table:number-columns-spanned="2" office:value-type="string">
            <text:p text:style-name="P1">Fahrer</text:p>
          </table:table-cell>
          <table:covered-table-cell/>
        </table:table-row>
        <table:table-row>
          <table:table-cell table:style-name="Tabelle7.A1" table:number-columns-spanned="2" office:value-type="string">
            <text:p text:style-name="P1">Weitere Akteure</text:p>
          </table:table-cell>
          <table:covered-table-cell/>
          <table:table-cell table:style-name="Tabelle7.A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e7.A1" table:number-columns-spanned="2" office:value-type="string">
            <text:p text:style-name="P1">Kurzbeschreibung</text:p>
          </table:table-cell>
          <table:covered-table-cell/>
          <table:table-cell table:style-name="Tabelle7.A1" table:number-columns-spanned="2" office:value-type="string">
            <text:p text:style-name="P1">Nutzer wählt einen Unterlagentyp und eine eingereichte Fahrerunterlage, öffnet diese in der Detailansicht, ändert die Daten und reicht die Unterlage neu ein.</text:p>
          </table:table-cell>
          <table:covered-table-cell/>
        </table:table-row>
        <table:table-row>
          <table:table-cell table:style-name="Tabelle7.A1" table:number-columns-spanned="2" office:value-type="string">
            <text:p text:style-name="P1">Vorbedingung</text:p>
          </table:table-cell>
          <table:covered-table-cell/>
          <table:table-cell table:style-name="Tabelle7.A1" table:number-columns-spanned="2" office:value-type="string">
            <text:p text:style-name="P1">Nutzer ist eingeloggt und befindet sich im Teilsystem „Fahrerunterlagen“ in dem Menü-Unterpunkt „Einreichungen“. Eine Fahrerunterlage mit dem Status „nicht_bearbeitet“ besteht.</text:p>
          </table:table-cell>
          <table:covered-table-cell/>
        </table:table-row>
        <table:table-row>
          <table:table-cell table:style-name="Tabelle7.A1" table:number-columns-spanned="2" office:value-type="string">
            <text:p text:style-name="P2">Nachbedingung<text:tab/></text:p>
          </table:table-cell>
          <table:covered-table-cell/>
          <table:table-cell table:style-name="Tabelle7.A1" table:number-columns-spanned="2" office:value-type="string">
            <text:p text:style-name="P1">Die Fahrerunterlage ist durch den Nutzer bearbeitet und erneut eingereicht.</text:p>
          </table:table-cell>
          <table:covered-table-cell/>
        </table:table-row>
        <table:table-row>
          <table:table-cell table:style-name="Tabelle7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7.A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e7.A1" table:number-columns-spanned="4" office:value-type="string">
            <text:p text:style-name="P3">Szenarien (optional)</text:p>
          </table:table-cell>
          <table:covered-table-cell/>
          <table:covered-table-cell/>
          <table:covered-table-cell/>
        </table:table-row>
        <table:table-row>
          <table:table-cell table:style-name="Tabelle7.A1" table:number-rows-spanned="2" table:number-columns-spanned="2" office:value-type="string">
            <text:p text:style-name="P1">Szenario 1</text:p>
          </table:table-cell>
          <table:covered-table-cell/>
          <table:table-cell table:style-name="Tabelle7.A1" table:number-columns-spanned="2" office:value-type="string">
            <text:p text:style-name="P1">ID</text:p>
            <text:p text:style-name="P1"/>
          </table:table-cell>
          <table:covered-table-cell/>
          <table:table-cell table:style-name="Tabelle7.A1" table:number-columns-spanned="0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elle7.A1" table:number-columns-spanned="2" office:value-type="string">
            <text:p text:style-name="P1">Kurzbeschreibung</text:p>
          </table:table-cell>
          <table:covered-table-cell/>
          <table:table-cell table:style-name="Tabelle7.A1" table:number-columns-spanned="0" office:value-type="string">
            <text:p text:style-name="P1"/>
          </table:table-cell>
        </table:table-row>
        <table:table-row>
          <table:table-cell table:style-name="Tabelle7.A1" table:number-columns-spanned="2" office:value-type="string">
            <text:p text:style-name="P1">Anwendungsfalldiagramm</text:p>
          </table:table-cell>
          <table:covered-table-cell/>
          <table:table-cell table:style-name="Tabelle7.A1" table:number-columns-spanned="2" office:value-type="string">
            <text:p text:style-name="P1">Fahrerunterlagen-Anwendungsfalldiagramm.pdf</text:p>
          </table:table-cell>
          <table:covered-table-cell/>
        </table:table-row>
        <table:table-row>
          <table:table-cell table:style-name="Tabelle7.A1" table:number-columns-spanned="2" office:value-type="string">
            <text:p text:style-name="P1">Aktivitätsdiagramme</text:p>
          </table:table-cell>
          <table:covered-table-cell/>
          <table:table-cell table:style-name="Tabelle7.A1" table:number-columns-spanned="2" office:value-type="string">
            <text:p text:style-name="P1">A1060-Aktivitätsdiagramm.pdf</text:p>
          </table:table-cell>
          <table:covered-table-cell/>
        </table:table-row>
        <table:table-row table:style-name="Tabelle7.15">
          <table:table-cell table:style-name="Tabelle7.A1" table:number-columns-spanned="4" office:value-type="string">
            <text:p text:style-name="P3">Fehler-Szenarien </text:p>
          </table:table-cell>
          <table:covered-table-cell/>
          <table:covered-table-cell/>
          <table:covered-table-cell/>
        </table:table-row>
        <table:table-row table:style-name="Tabelle7.15">
          <table:table-cell table:style-name="Tabelle7.A1" table:number-rows-spanned="2" office:value-type="string">
            <text:p text:style-name="P1">Fehler-Szenario 1</text:p>
          </table:table-cell>
          <table:table-cell table:style-name="Tabelle7.A1" table:number-columns-spanned="2" office:value-type="string">
            <text:p text:style-name="P1">ID</text:p>
            <text:p text:style-name="P1"/>
          </table:table-cell>
          <table:covered-table-cell/>
          <table:table-cell table:style-name="Tabelle7.A1" office:value-type="string">
            <text:p text:style-name="P1">A1060-S1</text:p>
          </table:table-cell>
        </table:table-row>
        <table:table-row table:style-name="Tabelle7.15">
          <table:covered-table-cell/>
          <table:table-cell table:style-name="Tabelle7.A1" table:number-columns-spanned="2" office:value-type="string">
            <text:p text:style-name="P1">Kurzbeschreibung</text:p>
          </table:table-cell>
          <table:covered-table-cell/>
          <table:table-cell table:style-name="Tabelle7.A1" office:value-type="string">
            <text:p text:style-name="P1">Beim Bearbeiten der Fahrerunterlage hat der Nutzer ungültige Daten in mindestens einem Feld eingegeben, für das eine Validierungsregel hinterlegt ist.</text:p>
          </table:table-cell>
        </table:table-row>
        <table:table-row table:style-name="Tabelle7.15">
          <table:table-cell table:style-name="Tabelle7.A1" table:number-rows-spanned="2" office:value-type="string">
            <text:p text:style-name="P1">Fehler-Szenario 2</text:p>
          </table:table-cell>
          <table:table-cell table:style-name="Tabelle7.A1" table:number-columns-spanned="2" office:value-type="string">
            <text:p text:style-name="P1">ID</text:p>
            <text:p text:style-name="P1"/>
          </table:table-cell>
          <table:covered-table-cell/>
          <table:table-cell table:style-name="Tabelle7.A1" office:value-type="string">
            <text:p text:style-name="P1">A1060-S2</text:p>
          </table:table-cell>
        </table:table-row>
        <table:table-row table:style-name="Tabelle7.15">
          <table:covered-table-cell/>
          <table:table-cell table:style-name="Tabelle7.A1" table:number-columns-spanned="2" office:value-type="string">
            <text:p text:style-name="P1">Kurzbeschreibung</text:p>
          </table:table-cell>
          <table:covered-table-cell/>
          <table:table-cell table:style-name="Tabelle7.A1" office:value-type="string">
            <text:p text:style-name="P1">Beim Bearbeiten der Fahrerunterlage hat der Nutzer mindestens ein Pflichtfeld nicht ausgefüllt.</text:p>
          </table:table-cell>
        </table:table-row>
        <table:table-row table:style-name="Tabelle7.15">
          <table:table-cell table:style-name="Tabelle7.A1" table:number-rows-spanned="2" office:value-type="string">
            <text:p text:style-name="P1">Fehler-Szenario 3</text:p>
          </table:table-cell>
          <table:table-cell table:style-name="Tabelle7.A1" table:number-columns-spanned="2" office:value-type="string">
            <text:p text:style-name="P1">ID</text:p>
            <text:p text:style-name="P1"/>
          </table:table-cell>
          <table:covered-table-cell/>
          <table:table-cell table:style-name="Tabelle7.A1" office:value-type="string">
            <text:p text:style-name="P1">A1060-S3</text:p>
          </table:table-cell>
        </table:table-row>
        <table:table-row table:style-name="Tabelle7.15">
          <table:covered-table-cell/>
          <table:table-cell table:style-name="Tabelle7.A1" table:number-columns-spanned="2" office:value-type="string">
            <text:p text:style-name="P1">Kurzbeschreibung</text:p>
          </table:table-cell>
          <table:covered-table-cell/>
          <table:table-cell table:style-name="Tabelle7.A1" office:value-type="string">
            <text:p text:style-name="P1">Nutzer wählt einen Unterlagentyp und eine eingereichte Fahrerunterlage, die den Status „bearbeitet“ oder „in_bearbeitung“ hat<text:bookmark text:name="_GoBack"/>.</text:p>
          </table:table-cell>
        </table:table-row>
      </table:table>
      <text:list xml:id="list41439980" text:continue-numbering="true" text:style-name="Outline">
        <text:list-item>
          <text:h text:style-name="P6" text:outline-level="1">Fahrerunterlage löschen</text:h>
        </text:list-item>
      </text:list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row>
          <table:table-cell table:style-name="Tabelle8.A1" table:number-columns-spanned="2" office:value-type="string">
            <text:p text:style-name="P1">ID</text:p>
          </table:table-cell>
          <table:covered-table-cell/>
          <table:table-cell table:style-name="Tabelle8.A1" table:number-columns-spanned="2" office:value-type="string">
            <text:p text:style-name="P1">A1065 </text:p>
          </table:table-cell>
          <table:covered-table-cell/>
        </table:table-row>
        <text:soft-page-break/>
        <table:table-row>
          <table:table-cell table:style-name="Tabelle8.A1" table:number-columns-spanned="2" office:value-type="string">
            <text:p text:style-name="P1">Name</text:p>
          </table:table-cell>
          <table:covered-table-cell/>
          <table:table-cell table:style-name="Tabelle8.A1" table:number-columns-spanned="2" office:value-type="string">
            <text:p text:style-name="P1">Fahrerunterlage löschen</text:p>
          </table:table-cell>
          <table:covered-table-cell/>
        </table:table-row>
        <table:table-row>
          <table:table-cell table:style-name="Tabelle8.A1" table:number-columns-spanned="2" office:value-type="string">
            <text:p text:style-name="P1">Teilsystem</text:p>
          </table:table-cell>
          <table:covered-table-cell/>
          <table:table-cell table:style-name="Tabelle8.A1" table:number-columns-spanned="2" office:value-type="string">
            <text:p text:style-name="P1">Fahrerunterlagen</text:p>
          </table:table-cell>
          <table:covered-table-cell/>
        </table:table-row>
        <table:table-row>
          <table:table-cell table:style-name="Tabelle8.A1" table:number-columns-spanned="2" office:value-type="string">
            <text:p text:style-name="P1">Initiierender Akteur</text:p>
          </table:table-cell>
          <table:covered-table-cell/>
          <table:table-cell table:style-name="Tabelle8.A1" table:number-columns-spanned="2" office:value-type="string">
            <text:p text:style-name="P1">Fahrer</text:p>
          </table:table-cell>
          <table:covered-table-cell/>
        </table:table-row>
        <table:table-row>
          <table:table-cell table:style-name="Tabelle8.A1" table:number-columns-spanned="2" office:value-type="string">
            <text:p text:style-name="P1">Weitere Akteure</text:p>
          </table:table-cell>
          <table:covered-table-cell/>
          <table:table-cell table:style-name="Tabelle8.A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e8.A1" table:number-columns-spanned="2" office:value-type="string">
            <text:p text:style-name="P1">Kurzbeschreibung</text:p>
          </table:table-cell>
          <table:covered-table-cell/>
          <table:table-cell table:style-name="Tabelle8.A1" table:number-columns-spanned="2" office:value-type="string">
            <text:p text:style-name="P1">Nutzer wählt einen Unterlagentyp und eine eingereichte Fahrerunterlage und öffnet diese in der Detailansicht. Insofern der Status es zulässt, löscht der Nutzer die Fahrerunterlage.</text:p>
          </table:table-cell>
          <table:covered-table-cell/>
        </table:table-row>
        <table:table-row>
          <table:table-cell table:style-name="Tabelle8.A1" table:number-columns-spanned="2" office:value-type="string">
            <text:p text:style-name="P1">Vorbedingung</text:p>
          </table:table-cell>
          <table:covered-table-cell/>
          <table:table-cell table:style-name="Tabelle8.A1" table:number-columns-spanned="2" office:value-type="string">
            <text:p text:style-name="P1">Nutzer ist eingeloggt und befindet sich im Teilsystem „Fahrerunterlagen“ in dem Menü-Unterpunkt „Einreichungen“. Status der Fahrerunterlage ist nicht_bearbeitet“.</text:p>
          </table:table-cell>
          <table:covered-table-cell/>
        </table:table-row>
        <table:table-row>
          <table:table-cell table:style-name="Tabelle8.A1" table:number-columns-spanned="2" office:value-type="string">
            <text:p text:style-name="P2">Nachbedingung<text:tab/></text:p>
          </table:table-cell>
          <table:covered-table-cell/>
          <table:table-cell table:style-name="Tabelle8.A1" table:number-columns-spanned="2" office:value-type="string">
            <text:p text:style-name="P1">Die Fahrerunterlage ist durch den Nutzer gelöscht.</text:p>
          </table:table-cell>
          <table:covered-table-cell/>
        </table:table-row>
        <table:table-row>
          <table:table-cell table:style-name="Tabelle8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8.A1" table:number-columns-spanned="2" office:value-type="string">
            <text:p text:style-name="P1">A1060</text:p>
          </table:table-cell>
          <table:covered-table-cell/>
        </table:table-row>
        <table:table-row>
          <table:table-cell table:style-name="Tabelle8.A1" table:number-columns-spanned="4" office:value-type="string">
            <text:p text:style-name="P3">Szenarien (optional)</text:p>
          </table:table-cell>
          <table:covered-table-cell/>
          <table:covered-table-cell/>
          <table:covered-table-cell/>
        </table:table-row>
        <table:table-row>
          <table:table-cell table:style-name="Tabelle8.A1" table:number-rows-spanned="2" table:number-columns-spanned="2" office:value-type="string">
            <text:p text:style-name="P1">Szenario 1</text:p>
          </table:table-cell>
          <table:covered-table-cell/>
          <table:table-cell table:style-name="Tabelle8.A1" table:number-columns-spanned="2" office:value-type="string">
            <text:p text:style-name="P1">ID</text:p>
            <text:p text:style-name="P1"/>
          </table:table-cell>
          <table:covered-table-cell/>
          <table:table-cell table:style-name="Tabelle8.A1" table:number-columns-spanned="0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elle8.A1" table:number-columns-spanned="2" office:value-type="string">
            <text:p text:style-name="P1">Kurzbeschreibung</text:p>
          </table:table-cell>
          <table:covered-table-cell/>
          <table:table-cell table:style-name="Tabelle8.A1" table:number-columns-spanned="0" office:value-type="string">
            <text:p text:style-name="P1"/>
          </table:table-cell>
        </table:table-row>
        <table:table-row>
          <table:table-cell table:style-name="Tabelle8.A1" table:number-columns-spanned="2" office:value-type="string">
            <text:p text:style-name="P1">Anwendungsfalldiagramm</text:p>
          </table:table-cell>
          <table:covered-table-cell/>
          <table:table-cell table:style-name="Tabelle8.A1" table:number-columns-spanned="2" office:value-type="string">
            <text:p text:style-name="P1">Fahrerunterlagen-Anwendungsfalldiagramm.pdf</text:p>
          </table:table-cell>
          <table:covered-table-cell/>
        </table:table-row>
        <table:table-row>
          <table:table-cell table:style-name="Tabelle8.A1" table:number-columns-spanned="2" office:value-type="string">
            <text:p text:style-name="P1">Aktivitätsdiagramme</text:p>
          </table:table-cell>
          <table:covered-table-cell/>
          <table:table-cell table:style-name="Tabelle8.A1" table:number-columns-spanned="2" office:value-type="string">
            <text:p text:style-name="P1">A1065-Aktivitätsdiagramm.pdf</text:p>
          </table:table-cell>
          <table:covered-table-cell/>
        </table:table-row>
        <table:table-row table:style-name="Tabelle8.15">
          <table:table-cell table:style-name="Tabelle8.A1" table:number-columns-spanned="4" office:value-type="string">
            <text:p text:style-name="P3">Fehler-Szenarien </text:p>
          </table:table-cell>
          <table:covered-table-cell/>
          <table:covered-table-cell/>
          <table:covered-table-cell/>
        </table:table-row>
        <table:table-row table:style-name="Tabelle8.15">
          <table:table-cell table:style-name="Tabelle8.A1" table:number-rows-spanned="2" office:value-type="string">
            <text:p text:style-name="P1">Fehler-Szenario 1</text:p>
          </table:table-cell>
          <table:table-cell table:style-name="Tabelle8.A1" table:number-columns-spanned="2" office:value-type="string">
            <text:p text:style-name="P1">ID</text:p>
            <text:p text:style-name="P1"/>
          </table:table-cell>
          <table:covered-table-cell/>
          <table:table-cell table:style-name="Tabelle8.A1" office:value-type="string">
            <text:p text:style-name="P1">A1065-S1</text:p>
          </table:table-cell>
        </table:table-row>
        <table:table-row table:style-name="Tabelle8.15">
          <table:covered-table-cell/>
          <table:table-cell table:style-name="Tabelle8.A1" table:number-columns-spanned="2" office:value-type="string">
            <text:p text:style-name="P1">Kurzbeschreibung</text:p>
          </table:table-cell>
          <table:covered-table-cell/>
          <table:table-cell table:style-name="Tabelle8.A1" office:value-type="string">
            <text:p text:style-name="P1">Nutzer wählt einen Unterlagentyp und eine eingereichte Fahrerunterlage, die den Status „bearbeitet“ oder „in_bearbeitung“ hat.</text:p>
          </table:table-cell>
        </table:table-row>
      </table:table>
      <text:h text:style-name="P7" text:outline-level="1">Eingereichte Fahrerunterlage einsehen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row table:style-name="Tabelle9.1">
          <table:table-cell table:style-name="Tabelle9.A1" table:number-columns-spanned="2" office:value-type="string">
            <text:p text:style-name="P1">ID</text:p>
          </table:table-cell>
          <table:covered-table-cell/>
          <table:table-cell table:style-name="Tabelle9.A1" office:value-type="string">
            <text:p text:style-name="P1">A1070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1">Name</text:p>
          </table:table-cell>
          <table:covered-table-cell/>
          <table:table-cell table:style-name="Tabelle9.A1" office:value-type="string">
            <text:p text:style-name="P1">Eingereichte Fahrerunterlage einsehen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1">Teilsystem</text:p>
          </table:table-cell>
          <table:covered-table-cell/>
          <table:table-cell table:style-name="Tabelle9.A1" office:value-type="string">
            <text:p text:style-name="P1">Fahrerunterlagen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1">Initiierender Akteur</text:p>
          </table:table-cell>
          <table:covered-table-cell/>
          <table:table-cell table:style-name="Tabelle9.A1" office:value-type="string">
            <text:p text:style-name="P1">Gruppenleiter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1">Weitere Akteure</text:p>
          </table:table-cell>
          <table:covered-table-cell/>
          <table:table-cell table:style-name="Tabelle9.A1" office:value-type="string">
            <text:p text:style-name="P1"/>
          </table:table-cell>
        </table:table-row>
        <table:table-row table:style-name="Tabelle9.1">
          <table:table-cell table:style-name="Tabelle9.A1" table:number-columns-spanned="2" office:value-type="string">
            <text:p text:style-name="P1">Kurzbeschreibung</text:p>
          </table:table-cell>
          <table:covered-table-cell/>
          <table:table-cell table:style-name="Tabelle9.A1" office:value-type="string">
            <text:p text:style-name="P1">Nutzer wählt einen Unterlagentyp und eine eingesendete Fahrerunterlage und sieht diese ein.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1">Vorbedingung</text:p>
          </table:table-cell>
          <table:covered-table-cell/>
          <table:table-cell table:style-name="Tabelle9.A1" office:value-type="string">
            <text:p text:style-name="P1">Nutzer ist eingeloggt und befindet sich im Teilsystem „Fahrerunterlagen“ in dem Menü-Unterpunkt „Eingesendete Dokumente“.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2">Nachbedingung<text:tab/></text:p>
          </table:table-cell>
          <table:covered-table-cell/>
          <table:table-cell table:style-name="Tabelle9.A1" office:value-type="string">
            <text:p text:style-name="P1">Die Daten einer eingesendeten Fahrerunterlage sind sichtbar.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9.A1" office:value-type="string">
            <text:p text:style-name="P1"/>
          </table:table-cell>
        </table:table-row>
        <table:table-row table:style-name="Tabelle9.1">
          <table:table-cell table:style-name="Tabelle9.A1" table:number-columns-spanned="3" office:value-type="string">
            <text:p text:style-name="P3">Szenarien (optional)</text:p>
          </table:table-cell>
          <table:covered-table-cell/>
          <table:covered-table-cell/>
        </table:table-row>
        <table:table-row table:style-name="Tabelle9.1">
          <table:table-cell table:style-name="Tabelle9.A1" table:number-rows-spanned="2" office:value-type="string">
            <text:p text:style-name="P1">Szenario 1</text:p>
          </table:table-cell>
          <table:table-cell table:style-name="Tabelle9.A1" office:value-type="string">
            <text:p text:style-name="P1">ID</text:p>
            <text:p text:style-name="P1"/>
          </table:table-cell>
          <table:table-cell table:style-name="Tabelle9.A1" office:value-type="string">
            <text:p text:style-name="P1"/>
          </table:table-cell>
        </table:table-row>
        <table:table-row table:style-name="Tabelle9.1">
          <table:covered-table-cell/>
          <table:table-cell table:style-name="Tabelle9.A1" office:value-type="string">
            <text:p text:style-name="P1">Kurzbeschreibung</text:p>
          </table:table-cell>
          <table:table-cell table:style-name="Tabelle9.A1" office:value-type="string">
            <text:p text:style-name="P1"/>
          </table:table-cell>
        </table:table-row>
        <table:table-row table:style-name="Tabelle9.1">
          <table:table-cell table:style-name="Tabelle9.A1" table:number-columns-spanned="2" office:value-type="string">
            <text:p text:style-name="P1">Anwendungsfalldiagramm</text:p>
          </table:table-cell>
          <table:covered-table-cell/>
          <table:table-cell table:style-name="Tabelle9.A1" office:value-type="string">
            <text:p text:style-name="P1">Fahrerunterlagen-Anwendungsfalldiagramm.pdf</text:p>
          </table:table-cell>
        </table:table-row>
        <text:soft-page-break/>
        <table:table-row table:style-name="Tabelle9.1">
          <table:table-cell table:style-name="Tabelle9.A1" table:number-columns-spanned="2" office:value-type="string">
            <text:p text:style-name="P1">Aktivitätsdiagramme</text:p>
          </table:table-cell>
          <table:covered-table-cell/>
          <table:table-cell table:style-name="Tabelle9.A1" office:value-type="string">
            <text:p text:style-name="P1">A1070-Aktivitätsdiagramm.pdf</text:p>
          </table:table-cell>
        </table:table-row>
      </table:table>
      <text:list xml:id="list41427948" text:continue-numbering="true" text:style-name="Outline">
        <text:list-item>
          <text:h text:style-name="P6" text:outline-level="1">Eingereichte Fahrerunterlage bearbeiten</text:h>
        </text:list-item>
      </text:list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 table:style-name="Tabelle10.1">
          <table:table-cell table:style-name="Tabelle10.A1" table:number-columns-spanned="2" office:value-type="string">
            <text:p text:style-name="P1">ID</text:p>
          </table:table-cell>
          <table:covered-table-cell/>
          <table:table-cell table:style-name="Tabelle10.A1" office:value-type="string">
            <text:p text:style-name="P1">A1080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1">Name</text:p>
          </table:table-cell>
          <table:covered-table-cell/>
          <table:table-cell table:style-name="Tabelle10.A1" office:value-type="string">
            <text:p text:style-name="P1">Eingereichten Fahrerunterlage bearbeiten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1">Teilsystem</text:p>
          </table:table-cell>
          <table:covered-table-cell/>
          <table:table-cell table:style-name="Tabelle10.A1" office:value-type="string">
            <text:p text:style-name="P1">Fahrerunterlagen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1">Initiierender Akteur</text:p>
          </table:table-cell>
          <table:covered-table-cell/>
          <table:table-cell table:style-name="Tabelle10.A1" office:value-type="string">
            <text:p text:style-name="P1">Gruppenleiter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1">Weitere Akteure</text:p>
          </table:table-cell>
          <table:covered-table-cell/>
          <table:table-cell table:style-name="Tabelle10.A1" office:value-type="string">
            <text:p text:style-name="P1"/>
          </table:table-cell>
        </table:table-row>
        <table:table-row table:style-name="Tabelle10.1">
          <table:table-cell table:style-name="Tabelle10.A1" table:number-columns-spanned="2" office:value-type="string">
            <text:p text:style-name="P1">Kurzbeschreibung</text:p>
          </table:table-cell>
          <table:covered-table-cell/>
          <table:table-cell table:style-name="Tabelle10.A1" office:value-type="string">
            <text:p text:style-name="P1">Nutzer wählt den Menüpunkt „Eingesendete Dokumente“, einen Unterlagentyp und eine eingesendete Fahrerunterlage mit dem Status „Noch nicht bearbeitet“, bearbeitet diese und setzt den Status auf „abgearbeitet“.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1">Vorbedingung</text:p>
          </table:table-cell>
          <table:covered-table-cell/>
          <table:table-cell table:style-name="Tabelle10.A1" office:value-type="string">
            <text:p text:style-name="P1">Nutzer ist eingeloggt und befindet sich im Teilsystem „Fahrerunterlagen“ in dem Menü-Unterpunkt „Eingesendete Dokumente“.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2">Nachbedingung<text:tab/></text:p>
          </table:table-cell>
          <table:covered-table-cell/>
          <table:table-cell table:style-name="Tabelle10.A1" office:value-type="string">
            <text:p text:style-name="P1">Die Fahrerunterlage hat den Status „abgearbeitet“.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10.A1" office:value-type="string">
            <text:p text:style-name="P1"/>
          </table:table-cell>
        </table:table-row>
        <table:table-row table:style-name="Tabelle10.1">
          <table:table-cell table:style-name="Tabelle10.A1" table:number-columns-spanned="3" office:value-type="string">
            <text:p text:style-name="P3">Szenarien (optional)</text:p>
          </table:table-cell>
          <table:covered-table-cell/>
          <table:covered-table-cell/>
        </table:table-row>
        <table:table-row table:style-name="Tabelle10.1">
          <table:table-cell table:style-name="Tabelle10.A1" table:number-rows-spanned="2" office:value-type="string">
            <text:p text:style-name="P1">Szenario 1</text:p>
          </table:table-cell>
          <table:table-cell table:style-name="Tabelle10.A1" office:value-type="string">
            <text:p text:style-name="P1">ID</text:p>
            <text:p text:style-name="P1"/>
          </table:table-cell>
          <table:table-cell table:style-name="Tabelle10.A1" office:value-type="string">
            <text:p text:style-name="P1"/>
          </table:table-cell>
        </table:table-row>
        <table:table-row table:style-name="Tabelle10.1">
          <table:covered-table-cell/>
          <table:table-cell table:style-name="Tabelle10.A1" office:value-type="string">
            <text:p text:style-name="P1">Kurzbeschreibung</text:p>
          </table:table-cell>
          <table:table-cell table:style-name="Tabelle10.A1" office:value-type="string">
            <text:p text:style-name="P1"/>
          </table:table-cell>
        </table:table-row>
        <table:table-row table:style-name="Tabelle10.1">
          <table:table-cell table:style-name="Tabelle10.A1" table:number-columns-spanned="2" office:value-type="string">
            <text:p text:style-name="P1">Anwendungsfalldiagramm</text:p>
          </table:table-cell>
          <table:covered-table-cell/>
          <table:table-cell table:style-name="Tabelle10.A1" office:value-type="string">
            <text:p text:style-name="P1">Fahrerunterlagen-Anwendungsfalldiagramm.pdf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1">Aktivitätsdiagramme</text:p>
          </table:table-cell>
          <table:covered-table-cell/>
          <table:table-cell table:style-name="Tabelle10.A1" office:value-type="string">
            <text:p text:style-name="P1">A1080-Aktivitätsdiagramm.pdf</text:p>
          </table:table-cell>
        </table:table-row>
      </table:table>
      <text:list xml:id="list41453034" text:continue-numbering="true" text:style-name="Outline">
        <text:list-item>
          <text:h text:style-name="P6" text:outline-level="1">Eingereichte Fahrerunterlage weiterleiten</text:h>
        </text:list-item>
      </text:list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 table:style-name="Tabelle11.1">
          <table:table-cell table:style-name="Tabelle11.A1" table:number-columns-spanned="2" office:value-type="string">
            <text:p text:style-name="P1">ID</text:p>
          </table:table-cell>
          <table:covered-table-cell/>
          <table:table-cell table:style-name="Tabelle11.A1" office:value-type="string">
            <text:p text:style-name="P1">A1090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1">Name</text:p>
          </table:table-cell>
          <table:covered-table-cell/>
          <table:table-cell table:style-name="Tabelle11.A1" office:value-type="string">
            <text:p text:style-name="P1">Eingereichten Fahrerunterlage weiterleiten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1">Teilsystem</text:p>
          </table:table-cell>
          <table:covered-table-cell/>
          <table:table-cell table:style-name="Tabelle11.A1" office:value-type="string">
            <text:p text:style-name="P1">Fahrerunterlagen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1">Initiierender Akteur</text:p>
          </table:table-cell>
          <table:covered-table-cell/>
          <table:table-cell table:style-name="Tabelle11.A1" office:value-type="string">
            <text:p text:style-name="P1">Gruppenleiter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1">Weitere Akteure</text:p>
          </table:table-cell>
          <table:covered-table-cell/>
          <table:table-cell table:style-name="Tabelle11.A1" office:value-type="string">
            <text:p text:style-name="P1"/>
          </table:table-cell>
        </table:table-row>
        <table:table-row table:style-name="Tabelle11.1">
          <table:table-cell table:style-name="Tabelle11.A1" table:number-columns-spanned="2" office:value-type="string">
            <text:p text:style-name="P1">Kurzbeschreibung</text:p>
          </table:table-cell>
          <table:covered-table-cell/>
          <table:table-cell table:style-name="Tabelle11.A1" office:value-type="string">
            <text:p text:style-name="P1">Nutzer wählt einen Unterlagentyp und eine eingesendete Fahrerunterlage mit dem Status „Noch nicht bearbeitet“, leitet diese weiter und setzt den Status auf „bearbeitet“.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1">Vorbedingung</text:p>
          </table:table-cell>
          <table:covered-table-cell/>
          <table:table-cell table:style-name="Tabelle11.A1" office:value-type="string">
            <text:p text:style-name="P1">Nutzer ist eingeloggt und befindet sich im Teilsystem „Fahrerunterlagen“ in dem Menü-Unterpunkt „Eingesendete Dokumente“.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2">Nachbedingung<text:tab/></text:p>
          </table:table-cell>
          <table:covered-table-cell/>
          <table:table-cell table:style-name="Tabelle11.A1" office:value-type="string">
            <text:p text:style-name="P1">Die Fahrerunterlage ist weitergeleitet und hat den Status „bearbeitet“.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11.A1" office:value-type="string">
            <text:p text:style-name="P1">A1080 </text:p>
          </table:table-cell>
        </table:table-row>
        <text:soft-page-break/>
        <table:table-row table:style-name="Tabelle11.1">
          <table:table-cell table:style-name="Tabelle11.A1" table:number-columns-spanned="3" office:value-type="string">
            <text:p text:style-name="P3">Szenarien (optional)</text:p>
          </table:table-cell>
          <table:covered-table-cell/>
          <table:covered-table-cell/>
        </table:table-row>
        <table:table-row table:style-name="Tabelle11.1">
          <table:table-cell table:style-name="Tabelle11.A1" table:number-rows-spanned="2" office:value-type="string">
            <text:p text:style-name="P1">Szenario 1</text:p>
          </table:table-cell>
          <table:table-cell table:style-name="Tabelle11.A1" office:value-type="string">
            <text:p text:style-name="P1">ID</text:p>
            <text:p text:style-name="P1"/>
          </table:table-cell>
          <table:table-cell table:style-name="Tabelle11.A1" office:value-type="string">
            <text:p text:style-name="P1"/>
          </table:table-cell>
        </table:table-row>
        <table:table-row table:style-name="Tabelle11.1">
          <table:covered-table-cell/>
          <table:table-cell table:style-name="Tabelle11.A1" office:value-type="string">
            <text:p text:style-name="P1">Kurzbeschreibung</text:p>
          </table:table-cell>
          <table:table-cell table:style-name="Tabelle11.A1" office:value-type="string">
            <text:p text:style-name="P1"/>
          </table:table-cell>
        </table:table-row>
        <table:table-row table:style-name="Tabelle11.1">
          <table:table-cell table:style-name="Tabelle11.A1" table:number-columns-spanned="2" office:value-type="string">
            <text:p text:style-name="P1">Anwendungsfalldiagramm</text:p>
          </table:table-cell>
          <table:covered-table-cell/>
          <table:table-cell table:style-name="Tabelle11.A1" office:value-type="string">
            <text:p text:style-name="P1">Fahrerunterlagen-Anwendungsfalldiagramm.pdf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1">Aktivitätsdiagramme</text:p>
          </table:table-cell>
          <table:covered-table-cell/>
          <table:table-cell table:style-name="Tabelle11.A1" office:value-type="string">
            <text:p text:style-name="P1">A1090-Aktivitätsdiagramm.pdf</text:p>
            <text:p text:style-name="P1">A1080-Aktivitätsdiagramm.pdf</text:p>
          </table:table-cell>
        </table:table-row>
      </table:table>
      <text:list xml:id="list41449463" text:continue-numbering="true" text:style-name="Outline">
        <text:list-item>
          <text:h text:style-name="P6" text:outline-level="1">Eingereichte Fahrerunterlage löschen</text:h>
        </text:list-item>
      </text:list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 table:style-name="Tabelle12.1">
          <table:table-cell table:style-name="Tabelle12.A1" table:number-columns-spanned="2" office:value-type="string">
            <text:p text:style-name="P1">ID</text:p>
          </table:table-cell>
          <table:covered-table-cell/>
          <table:table-cell table:style-name="Tabelle12.A1" office:value-type="string">
            <text:p text:style-name="P1">A1100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1">Name</text:p>
          </table:table-cell>
          <table:covered-table-cell/>
          <table:table-cell table:style-name="Tabelle12.A1" office:value-type="string">
            <text:p text:style-name="P1">Eingereichten Fahrerunterlage löschen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1">Teilsystem</text:p>
          </table:table-cell>
          <table:covered-table-cell/>
          <table:table-cell table:style-name="Tabelle12.A1" office:value-type="string">
            <text:p text:style-name="P1">Fahrerunterlagen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1">Initiierender Akteur</text:p>
          </table:table-cell>
          <table:covered-table-cell/>
          <table:table-cell table:style-name="Tabelle12.A1" office:value-type="string">
            <text:p text:style-name="P1">Gruppenleiter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1">Weitere Akteure</text:p>
          </table:table-cell>
          <table:covered-table-cell/>
          <table:table-cell table:style-name="Tabelle12.A1" office:value-type="string">
            <text:p text:style-name="P1"/>
          </table:table-cell>
        </table:table-row>
        <table:table-row table:style-name="Tabelle12.1">
          <table:table-cell table:style-name="Tabelle12.A1" table:number-columns-spanned="2" office:value-type="string">
            <text:p text:style-name="P1">Kurzbeschreibung</text:p>
          </table:table-cell>
          <table:covered-table-cell/>
          <table:table-cell table:style-name="Tabelle12.A1" office:value-type="string">
            <text:p text:style-name="P1">Nutzer wählt einen Unterlagentyp und eine eingesendete Fahrerunterlage und löscht diese.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1">Vorbedingung</text:p>
          </table:table-cell>
          <table:covered-table-cell/>
          <table:table-cell table:style-name="Tabelle12.A1" office:value-type="string">
            <text:p text:style-name="P1">Nutzer ist eingeloggt und befindet sich im Teilsystem „Fahrerunterlagen“ in dem Menü-Unterpunkt „Eingesendete Dokumente“.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2">Nachbedingung<text:tab/></text:p>
          </table:table-cell>
          <table:covered-table-cell/>
          <table:table-cell table:style-name="Tabelle12.A1" office:value-type="string">
            <text:p text:style-name="P1">Die Fahrerunterlage ist endgültig gelöscht.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2">Benutzte</text:p>
            <text:p text:style-name="P2">Anwendungsfälle</text:p>
          </table:table-cell>
          <table:covered-table-cell/>
          <table:table-cell table:style-name="Tabelle12.A1" office:value-type="string">
            <text:p text:style-name="P1"/>
          </table:table-cell>
        </table:table-row>
        <table:table-row table:style-name="Tabelle12.1">
          <table:table-cell table:style-name="Tabelle12.A1" table:number-columns-spanned="3" office:value-type="string">
            <text:p text:style-name="P3">Szenarien (optional)</text:p>
          </table:table-cell>
          <table:covered-table-cell/>
          <table:covered-table-cell/>
        </table:table-row>
        <table:table-row table:style-name="Tabelle12.1">
          <table:table-cell table:style-name="Tabelle12.A1" table:number-rows-spanned="2" office:value-type="string">
            <text:p text:style-name="P1">Szenario 1</text:p>
          </table:table-cell>
          <table:table-cell table:style-name="Tabelle12.A1" office:value-type="string">
            <text:p text:style-name="P1">ID</text:p>
            <text:p text:style-name="P1"/>
          </table:table-cell>
          <table:table-cell table:style-name="Tabelle12.A1" office:value-type="string">
            <text:p text:style-name="P1"/>
          </table:table-cell>
        </table:table-row>
        <table:table-row table:style-name="Tabelle12.1">
          <table:covered-table-cell/>
          <table:table-cell table:style-name="Tabelle12.A1" office:value-type="string">
            <text:p text:style-name="P1">Kurzbeschreibung</text:p>
          </table:table-cell>
          <table:table-cell table:style-name="Tabelle12.A1" office:value-type="string">
            <text:p text:style-name="P1"/>
          </table:table-cell>
        </table:table-row>
        <table:table-row table:style-name="Tabelle12.1">
          <table:table-cell table:style-name="Tabelle12.A1" table:number-columns-spanned="2" office:value-type="string">
            <text:p text:style-name="P1">Anwendungsfalldiagramm</text:p>
          </table:table-cell>
          <table:covered-table-cell/>
          <table:table-cell table:style-name="Tabelle12.A1" office:value-type="string">
            <text:p text:style-name="P1">Fahrerunterlagen-Anwendungsfalldiagramm.pdf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1">Aktivitätsdiagramme</text:p>
          </table:table-cell>
          <table:covered-table-cell/>
          <table:table-cell table:style-name="Tabelle12.A1" office:value-type="string">
            <text:p text:style-name="P1">A1100-Aktivitätsdiagramm.pdf</text:p>
          </table:table-cell>
        </table:table-row>
      </table:table>
      <text:list xml:id="list41440497" text:continue-numbering="true" text:style-name="Outline">
        <text:list-item>
          <text:h text:style-name="P6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orphans="2" fo:widows="2" fo:hyphenation-ladder-count="no-limit" fo:background-color="#ffffff" fo:keep-with-next="always" style:writing-mode="lr-tb">
        <style:background-image/>
      </style:paragraph-properties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/>
      <style:text-properties fo:color="#2e74b5" style:font-name="Calibri Light" fo:font-size="16pt" style:font-name-asian="Times New Roman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/>
      <style:text-properties fo:color="#2e74b5" style:font-name="Calibri Light" fo:font-size="13pt" style:font-name-asian="Times New Roman" style:font-size-asian="13pt" style:font-size-complex="13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font-name-asian="Times New Roman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Titel_20_Zchn" style:display-name="Titel Zchn" style:family="text" style:parent-style-name="Absatz-Standardschriftart">
      <style:text-properties style:font-name="Calibri Light" fo:font-size="28pt" fo:letter-spacing="-0.018cm" style:font-name-asian="Times New Roman" style:font-size-asian="28pt" style:font-name-complex="Times New Roman" style:font-size-complex="28pt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Überschrift_20_2_20_Zchn" style:display-name="Überschrift 2 Zchn" style:family="text" style:parent-style-name="Absatz-Standardschriftart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74cm" fo:margin-left="0cm" fo:margin-right="0cm" fo:margin-bottom="0.873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Version 2.4</text:p>
      </style:header>
      <style:header-left>
        <text:p text:style-name="Header"/>
      </style:header-left>
      <style:footer>
        <text:p text:style-name="Footer"><text:tab/><text:tab/><text:page-number text:select-page="current">5</text:page-number> / <text:page-count>8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7T14:03:00</meta:creation-date>
    <meta:initial-creator>Sabine Scholz</meta:initial-creator>
    <dc:language>en-US</dc:language>
    <dc:date>2018-07-11T21:24:52.59</dc:date>
    <meta:editing-cycles>37</meta:editing-cycles>
    <meta:editing-duration>PT55M26S</meta:editing-duration>
    <meta:generator>OpenOffice/4.1.3$Win32 OpenOffice.org_project/413m1$Build-9783</meta:generator>
    <meta:document-statistic meta:table-count="12" meta:image-count="0" meta:object-count="0" meta:page-count="8" meta:paragraph-count="387" meta:word-count="1222" meta:character-count="109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